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c9e" officeooo:paragraph-rsid="00187c9e"/>
    </style:style>
    <style:style style:name="P2" style:family="paragraph" style:parent-style-name="Standard">
      <style:text-properties officeooo:rsid="00187c9e" officeooo:paragraph-rsid="00187c9e"/>
    </style:style>
    <style:style style:name="P3" style:family="paragraph" style:parent-style-name="Standard">
      <style:text-properties officeooo:rsid="001beaa6" officeooo:paragraph-rsid="001beaa6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" draw:name="Forme2" draw:style-name="gr1" draw:text-style-name="P4" svg:x1="1.776cm" svg:y1="0.453cm" svg:x2="6.142cm" svg:y2="1.247cm"><text:p/></draw:line>Document</text:p>
      <text:p text:style-name="P1"><draw:line text:anchor-type="paragraph" draw:z-index="0" draw:name="Forme1" draw:style-name="gr1" draw:text-style-name="P4" svg:x1="1.05cm" svg:y1="0.122cm" svg:x2="1.071cm" svg:y2="0.563cm"><text:p/></draw:line></text:p>
      <text:p text:style-name="P1"><draw:line text:anchor-type="paragraph" draw:z-index="2" draw:name="Forme3" draw:style-name="gr1" draw:text-style-name="P4" svg:x1="0.806cm" svg:y1="0.473cm" svg:x2="0.63cm" svg:y2="1.2cm"><text:p/></draw:line><draw:line text:anchor-type="paragraph" draw:z-index="6" draw:name="Forme6" draw:style-name="gr1" draw:text-style-name="P4" svg:x1="7.244cm" svg:y1="0.385cm" svg:x2="9.978cm" svg:y2="1.112cm"><text:p/></draw:line>métadonnées <text:tab/><text:tab/><text:tab/><text:tab/>texte</text:p>
      <text:p text:style-name="P1"><draw:line text:anchor-type="paragraph" draw:z-index="3" draw:name="Forme4" draw:style-name="gr1" draw:text-style-name="P4" svg:x1="1.138cm" svg:y1="0.03cm" svg:x2="1.732cm" svg:y2="1cm"><text:p/></draw:line><draw:line text:anchor-type="paragraph" draw:z-index="4" draw:style-name="gr1" draw:text-style-name="P4" svg:x1="1.953cm" svg:y1="0.074cm" svg:x2="3.188cm" svg:y2="1.462cm"><text:p/></draw:line><draw:line text:anchor-type="paragraph" draw:z-index="5" draw:name="Forme5" draw:style-name="gr1" draw:text-style-name="P4" svg:x1="6.803cm" svg:y1="0.118cm" svg:x2="6.826cm" svg:y2="0.471cm"><text:p/></draw:line></text:p>
      <text:p text:style-name="P1">auteur<text:tab/><text:tab/><text:tab/><text:tab/><text:tab/>partie<text:tab/><text:tab/><text:tab/>partie</text:p>
      <text:p text:style-name="P1"><draw:line text:anchor-type="paragraph" draw:z-index="7" draw:name="Forme7" draw:style-name="gr1" draw:text-style-name="P4" svg:x1="6.583cm" svg:y1="0.115cm" svg:x2="6.562cm" svg:y2="0.489cm"><text:p/></draw:line><draw:line text:anchor-type="paragraph" draw:z-index="8" draw:name="Forme8" draw:style-name="gr1" draw:text-style-name="P4" svg:x1="6.892cm" svg:y1="0.115cm" svg:x2="8.855cm" svg:y2="0.621cm"><text:p/></draw:line><text:tab/>date</text:p>
      <text:p text:style-name="P1"><text:tab/><text:tab/>titreXML<text:tab/><text:tab/>titre<text:tab/><text:tab/>paragraphe</text:p>
      <text:p text:style-name="P1"><draw:line text:anchor-type="paragraph" draw:z-index="9" draw:name="Forme9" draw:style-name="gr1" draw:text-style-name="P4" svg:x1="9.34cm" svg:y1="0.044cm" svg:x2="9.252cm" svg:y2="0.596cm"><text:p/></draw:line><draw:line text:anchor-type="paragraph" draw:z-index="10" draw:name="Forme10" draw:style-name="gr1" draw:text-style-name="P4" svg:x1="10.552cm" svg:y1="0.023cm" svg:x2="11.346cm" svg:y2="0.662cm"><text:p/></draw:line></text:p>
      <text:p text:style-name="P1"><text:tab/><text:tab/><text:tab/><text:tab/><text:tab/><text:tab/><text:tab/>(texte)<text:tab/><text:tab/>locEtrangere</text:p>
      <text:p text:style-name="P1"><draw:line text:anchor-type="paragraph" draw:z-index="11" draw:name="Forme11" draw:style-name="gr1" draw:text-style-name="P4" svg:x1="12.095cm" svg:y1="0.129cm" svg:x2="12.118cm" svg:y2="0.461cm"><text:p/></draw:line></text:p>
      <text:p text:style-name="P1"><text:tab/><text:tab/><text:tab/><text:tab/><text:tab/><text:tab/><text:tab/><text:tab/><text:tab/>(texte)</text:p>
      <text:p text:style-name="P1"/>
      <text:p text:style-name="P1"/>
      <text:p text:style-name="P3">Cette représentation c’est du 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41:57.998660704</meta:creation-date>
    <dc:date>2017-10-25T09:50:14.005377035</dc:date>
    <meta:editing-duration>PT3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8" meta:character-count="166" meta:non-whitespace-character-count="124"/>
  </office:meta>
</office:document-meta>
</file>